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063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4.9209in"/>
    </style:style>
    <style:style style:name="co5" style:family="table-column">
      <style:table-column-properties fo:break-before="auto" style:column-width="2.7902in"/>
    </style:style>
    <style:style style:name="co6" style:family="table-column">
      <style:table-column-properties fo:break-before="auto" style:column-width="10.861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1.2618in"/>
    </style:style>
    <style:style style:name="co9" style:family="table-column">
      <style:table-column-properties fo:break-before="auto" style:column-width="1.1543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95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7244in"/>
    </style:style>
    <style:style style:name="co14" style:family="table-column">
      <style:table-column-properties fo:break-before="auto" style:column-width="1.8429in"/>
    </style:style>
    <style:style style:name="co15" style:family="table-column">
      <style:table-column-properties fo:break-before="auto" style:column-width="1.5957in"/>
    </style:style>
    <style:style style:name="co16" style:family="table-column">
      <style:table-column-properties fo:break-before="auto" style:column-width="1.0791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<text:s/>Характеристика</text:p>
          </table:table-cell>
          <table:table-cell office:value-type="string">
            <text:p><text:s/>Тип</text:p>
          </table:table-cell>
          <table:table-cell office:value-type="string">
            <text:p>Группа</text:p>
          </table:table-cell>
          <table:table-cell office:value-type="string">
            <text:p>Значение списка</text:p>
          </table:table-cell>
          <table:table-cell office:value-type="string">
            <text:p>ИзРукВРуки поле</text:p>
          </table:table-cell>
          <table:table-cell office:value-type="string">
            <text:p>ИзРукВРуки - парсер</text:p>
          </table:table-cell>
          <table:table-cell office:value-type="string">
            <text:p>Услуга</text:p>
          </table:table-cell>
          <table:table-cell office:value-type="string">
            <text:p>Жилое, Квартира</text:p>
          </table:table-cell>
          <table:table-cell office:value-type="string">
            <text:p>Жилое,Комната</text:p>
          </table:table-cell>
          <table:table-cell office:value-type="string">
            <text:p>Жилое,Дом</text:p>
          </table:table-cell>
          <table:table-cell office:value-type="string">
            <text:p>Жилое,Дача</text:p>
          </table:table-cell>
          <table:table-cell office:value-type="string">
            <text:p>Жилое, Участок</text:p>
          </table:table-cell>
          <table:table-cell office:value-type="string">
            <text:p>Коммерческое,Квартира</text:p>
          </table:table-cell>
          <table:table-cell office:value-type="string">
            <text:p>Коммерческое,Помещение</text:p>
          </table:table-cell>
          <table:table-cell office:value-type="string">
            <text:p>Коммерческое,Здание</text:p>
          </table:table-cell>
          <table:table-cell office:value-type="string">
            <text:p>Другое,Гараж</text:p>
          </table:table-cell>
        </table:table-row>
        <table:table-row table:style-name="ro1">
          <table:table-cell office:value-type="string">
            <text:p>Тип дома</text:p>
          </table:table-cell>
          <table:table-cell office:value-type="string">
            <text:p><text:s/>list</text:p>
          </table:table-cell>
          <table:table-cell office:value-type="string">
            <text:p>Основные</text:p>
          </table:table-cell>
          <table:table-cell office:value-type="string">
            <text:p>Сталинка,Хрущевка, Брежневка, Кирпич, Панель, Блочный, Монолитный</text:p>
          </table:table-cell>
          <table:table-cell office:value-type="string">
            <text:p>Тип дома</text:p>
          </table:table-cell>
          <table:table-cell table:number-columns-repeated="2"/>
          <table:table-cell office:value-type="string">
            <text:p>*</text:p>
          </table:table-cell>
          <table:table-cell office:value-type="string">
            <text:p><text:s/>*</text:p>
          </table:table-cell>
          <table:table-cell table:number-columns-repeated="3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<text:s/>Количество комнат</text:p>
          </table:table-cell>
          <table:table-cell office:value-type="string">
            <text:p><text:s/>list</text:p>
          </table:table-cell>
          <table:table-cell office:value-type="string">
            <text:p>Основные</text:p>
          </table:table-cell>
          <table:table-cell office:value-type="string">
            <text:p>1,2,3,4,5,6 и более</text:p>
          </table:table-cell>
          <table:table-cell office:value-type="string">
            <text:p>Кол-во комнат,Кол-во комнат в квартире</text:p>
          </table:table-cell>
          <table:table-cell office:value-type="string">
            <text:p>{"1":"1","2":"2","3":"3","4":"4","5":"5","6":"6 и более","\d+":"6 и более"}</text:p>
          </table:table-cell>
          <table:table-cell/>
          <table:table-cell office:value-type="string">
            <text:p><text:s/>+</text:p>
          </table:table-cell>
          <table:table-cell/>
          <table:table-cell office:value-type="string">
            <text:p><text:s/>*</text:p>
          </table:table-cell>
          <table:table-cell office:value-type="string">
            <text:p>*</text:p>
          </table:table-cell>
          <table:table-cell/>
          <table:table-cell office:value-type="string">
            <text:p><text:s/>+</text:p>
          </table:table-cell>
          <table:table-cell table:number-columns-repeated="3"/>
        </table:table-row>
        <table:table-row table:style-name="ro1">
          <table:table-cell office:value-type="string">
            <text:p><text:s/>Оплата коммунальных платежей входит в цену</text:p>
          </table:table-cell>
          <table:table-cell office:value-type="string">
            <text:p>bool</text:p>
          </table:table-cell>
          <table:table-cell office:value-type="string">
            <text:p>Оплата</text:p>
          </table:table-cell>
          <table:table-cell table:number-columns-repeated="3"/>
          <table:table-cell office:value-type="string">
            <text:p>Аренда</text:p>
          </table:table-cell>
          <table:table-cell table:number-columns-repeated="8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Оплата электричества входит в цену</text:p>
          </table:table-cell>
          <table:table-cell office:value-type="string">
            <text:p><text:s/>bool</text:p>
          </table:table-cell>
          <table:table-cell office:value-type="string">
            <text:p>Оплата</text:p>
          </table:table-cell>
          <table:table-cell table:number-columns-repeated="3"/>
          <table:table-cell office:value-type="string">
            <text:p>Аренда</text:p>
          </table:table-cell>
          <table:table-cell table:number-columns-repeated="9" office:value-type="string">
            <text:p>*</text:p>
          </table:table-cell>
        </table:table-row>
        <table:table-row table:style-name="ro1">
          <table:table-cell office:value-type="string">
            <text:p><text:s/>Способ оплаты</text:p>
          </table:table-cell>
          <table:table-cell office:value-type="string">
            <text:p>list</text:p>
          </table:table-cell>
          <table:table-cell office:value-type="string">
            <text:p>Оплата</text:p>
          </table:table-cell>
          <table:table-cell office:value-type="string">
            <text:p>Авансом за месяц, Авансом за 2 месяца, Помесячно, Поквартально</text:p>
          </table:table-cell>
          <table:table-cell table:number-columns-repeated="2"/>
          <table:table-cell office:value-type="string">
            <text:p>Аренда</text:p>
          </table:table-cell>
          <table:table-cell table:number-columns-repeated="4" office:value-type="string">
            <text:p>+</text:p>
          </table:table-cell>
          <table:table-cell table:number-columns-repeated="2" office:value-type="string">
            <text:p><text:s/>+</text:p>
          </table:table-cell>
          <table:table-cell table:number-columns-repeated="3" office:value-type="string">
            <text:p>+</text:p>
          </table:table-cell>
        </table:table-row>
        <table:table-row table:style-name="ro1">
          <table:table-cell office:value-type="string">
            <text:p><text:s/>Жилая площадь</text:p>
          </table:table-cell>
          <table:table-cell office:value-type="string">
            <text:p><text:s/>decimal</text:p>
          </table:table-cell>
          <table:table-cell office:value-type="string">
            <text:p>Основные</text:p>
          </table:table-cell>
          <table:table-cell/>
          <table:table-cell office:value-type="string">
            <text:p>Жилая площадь</text:p>
          </table:table-cell>
          <table:table-cell table:number-columns-repeated="2"/>
          <table:table-cell table:number-columns-repeated="2" office:value-type="string">
            <text:p><text:s/>*</text:p>
          </table:table-cell>
          <table:table-cell table:number-columns-repeated="2" office:value-type="string">
            <text:p>*</text:p>
          </table:table-cell>
          <table:table-cell table:number-columns-repeated="5"/>
        </table:table-row>
        <table:table-row table:style-name="ro1">
          <table:table-cell office:value-type="string">
            <text:p><text:s/>Площадь кухни</text:p>
          </table:table-cell>
          <table:table-cell office:value-type="string">
            <text:p>decimal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Площадь кухни</text:p>
          </table:table-cell>
          <table:table-cell table:number-columns-repeated="2"/>
          <table:table-cell office:value-type="string">
            <text:p><text:s/>*</text:p>
          </table:table-cell>
          <table:table-cell table:number-columns-repeated="8"/>
        </table:table-row>
        <table:table-row table:style-name="ro1">
          <table:table-cell office:value-type="string">
            <text:p><text:s/>Этажность здания</text:p>
          </table:table-cell>
          <table:table-cell office:value-type="string">
            <text:p><text:s/>list</text:p>
          </table:table-cell>
          <table:table-cell office:value-type="string">
            <text:p>Основные</text:p>
          </table:table-cell>
          <table:table-cell office:value-type="string">
            <text:p>1,2,3,4,5,6,7,8,9,10,11,12,13,14,15,16,17,18,19,20</text:p>
          </table:table-cell>
          <table:table-cell office:value-type="string">
            <text:p>Этажность дома</text:p>
          </table:table-cell>
          <table:table-cell office:value-type="string">
            <text:p>{"1":"1","2":"2","3":"3","4":"4","5":"5","6":"6","7":"7","8":"8","9":"9","10":"10","11":"11","12":"12","13":"13","14":"14","15":"15","16":"16","17":"17","18":"18","19":"19","20":"20"}</text:p>
          </table:table-cell>
          <table:table-cell/>
          <table:table-cell table:number-columns-repeated="3" office:value-type="string">
            <text:p><text:s/>*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office:value-type="string">
            <text:p><text:s/>*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Этаж объекта</text:p>
          </table:table-cell>
          <table:table-cell office:value-type="string">
            <text:p><text:s/>list</text:p>
          </table:table-cell>
          <table:table-cell office:value-type="string">
            <text:p>Основные</text:p>
          </table:table-cell>
          <table:table-cell office:value-type="string">
            <text:p>1,2,3,4,5,6,7,8,9,10,11,12,13,14,15,16,17,18,19,20</text:p>
          </table:table-cell>
          <table:table-cell office:value-type="string">
            <text:p>Этаж</text:p>
          </table:table-cell>
          <table:table-cell office:value-type="string">
            <text:p>{"1":"1","2":"2","3":"3","4":"4","5":"5","6":"6","7":"7","8":"8","9":"9","10":"10","11":"11","12":"12","13":"13","14":"14","15":"15","16":"16","17":"17","18":"18","19":"19","20":"20"}</text:p>
          </table:table-cell>
          <table:table-cell/>
          <table:table-cell table:number-columns-repeated="2" office:value-type="string">
            <text:p><text:s/>*</text:p>
          </table:table-cell>
          <table:table-cell table:number-columns-repeated="3"/>
          <table:table-cell table:number-columns-repeated="2"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<text:s/>Состояние</text:p>
          </table:table-cell>
          <table:table-cell office:value-type="string">
            <text:p><text:s/>list</text:p>
          </table:table-cell>
          <table:table-cell office:value-type="string">
            <text:p>Дополнительные</text:p>
          </table:table-cell>
          <table:table-cell office:value-type="string">
            <text:p>Отличное, Хорошее, После ремонта, Требует косметического ремонта</text:p>
          </table:table-cell>
          <table:table-cell office:value-type="string">
            <text:p>Ремонт</text:p>
          </table:table-cell>
          <table:table-cell office:value-type="string">
            <text:p>{"после косметического ремонта":"После ремонта","в отличном состоянии":"Отличное", "требует косметического ремонта":"Требует косметического ремонта"}</text:p>
          </table:table-cell>
          <table:table-cell/>
          <table:table-cell office:value-type="string">
            <text:p>+</text:p>
          </table:table-cell>
          <table:table-cell office:value-type="string">
            <text:p><text:s/>+</text:p>
          </table:table-cell>
          <table:table-cell table:number-columns-repeated="2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<text:s/>+</text:p>
          </table:table-cell>
        </table:table-row>
        <table:table-row table:style-name="ro1">
          <table:table-cell office:value-type="string">
            <text:p><text:s/>Возможен ли торг</text:p>
          </table:table-cell>
          <table:table-cell office:value-type="string">
            <text:p><text:s/>bool</text:p>
          </table:table-cell>
          <table:table-cell office:value-type="string">
            <text:p>Оплата</text:p>
          </table:table-cell>
          <table:table-cell table:number-columns-repeated="4"/>
          <table:table-cell office:value-type="string">
            <text:p><text:s/>*</text:p>
          </table:table-cell>
          <table:table-cell table:number-columns-repeated="8" office:value-type="string">
            <text:p>*</text:p>
          </table:table-cell>
        </table:table-row>
        <table:table-row table:style-name="ro1">
          <table:table-cell office:value-type="string">
            <text:p><text:s/>Материал стен</text:p>
          </table:table-cell>
          <table:table-cell office:value-type="string">
            <text:p><text:s/>list</text:p>
          </table:table-cell>
          <table:table-cell office:value-type="string">
            <text:p>Дополнительные</text:p>
          </table:table-cell>
          <table:table-cell office:value-type="string">
            <text:p>Панельный, Кирпичный, Бетонный, Деревянный</text:p>
          </table:table-cell>
          <table:table-cell office:value-type="string">
            <text:p>Материал стен</text:p>
          </table:table-cell>
          <table:table-cell office:value-type="string">
            <text:p>{"Кирпич":"Кирпичный", "Панель":"Панельный"}</text:p>
          </table:table-cell>
          <table:table-cell/>
          <table:table-cell office:value-type="string">
            <text:p><text:s/>*</text:p>
          </table:table-cell>
          <table:table-cell table:number-columns-repeated="3"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Наличие "2-й" двери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4"/>
          <table:table-cell office:value-type="string">
            <text:p><text:s/>+</text:p>
          </table:table-cell>
          <table:table-cell table:number-columns-repeated="4"/>
          <table:table-cell office:value-type="string">
            <text:p>+</text:p>
          </table:table-cell>
          <table:table-cell table:number-columns-repeated="3"/>
        </table:table-row>
        <table:table-row table:style-name="ro1">
          <table:table-cell office:value-type="string">
            <text:p><text:s/>Горячая вода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4"/>
          <table:table-cell office:value-type="string">
            <text:p><text:s/>*</text:p>
          </table:table-cell>
          <table:table-cell table:number-columns-repeated="3"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Холодная вода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4"/>
          <table:table-cell office:value-type="string">
            <text:p><text:s/>*</text:p>
          </table:table-cell>
          <table:table-cell table:number-columns-repeated="4" office:value-type="string">
            <text:p>*</text:p>
          </table:table-cell>
          <table:table-cell office:value-type="string">
            <text:p><text:s/>*</text:p>
          </table:table-cell>
          <table:table-cell table:number-columns-repeated="2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Меблировка кухни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3"/>
          <table:table-cell office:value-type="string">
            <text:p>Аренда</text:p>
          </table:table-cell>
          <table:table-cell office:value-type="string">
            <text:p><text:s/>*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<text:s/>Меблировка комнат</text:p>
          </table:table-cell>
          <table:table-cell office:value-type="string">
            <text:p>list</text:p>
          </table:table-cell>
          <table:table-cell office:value-type="string">
            <text:p>Дополнительные</text:p>
          </table:table-cell>
          <table:table-cell office:value-type="string">
            <text:p>Нет, Частичная, Полная</text:p>
          </table:table-cell>
          <table:table-cell office:value-type="string">
            <text:p>Мебель</text:p>
          </table:table-cell>
          <table:table-cell office:value-type="string">
            <text:p>{".*":"Частичная"}</text:p>
          </table:table-cell>
          <table:table-cell office:value-type="string">
            <text:p>Аренда</text:p>
          </table:table-cell>
          <table:table-cell table:number-columns-repeated="3" office:value-type="string">
            <text:p><text:s/>*</text:p>
          </table:table-cell>
          <table:table-cell office:value-type="string">
            <text:p>*</text:p>
          </table:table-cell>
          <table:table-cell/>
          <table:table-cell office:value-type="string">
            <text:p><text:s/>*</text:p>
          </table:table-cell>
          <table:table-cell table:number-columns-repeated="2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Бытовая техника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Бытовая техника</text:p>
          </table:table-cell>
          <table:table-cell/>
          <table:table-cell office:value-type="string">
            <text:p>Аренда</text:p>
          </table:table-cell>
          <table:table-cell table:number-columns-repeated="3" office:value-type="string">
            <text:p><text:s/>*</text:p>
          </table:table-cell>
          <table:table-cell office:value-type="string">
            <text:p>*</text:p>
          </table:table-cell>
          <table:table-cell/>
          <table:table-cell office:value-type="string">
            <text:p><text:s/>*</text:p>
          </table:table-cell>
          <table:table-cell table:number-columns-repeated="2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Евроремонт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4"/>
          <table:table-cell office:value-type="string">
            <text:p>*</text:p>
          </table:table-cell>
          <table:table-cell office:value-type="string">
            <text:p><text:s/>*</text:p>
          </table:table-cell>
          <table:table-cell table:number-columns-repeated="3"/>
          <table:table-cell table:number-columns-repeated="2"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<text:s/>Стеклопакеты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4"/>
          <table:table-cell table:number-columns-repeated="2" office:value-type="string">
            <text:p><text:s/>*</text:p>
          </table:table-cell>
          <table:table-cell office:value-type="string">
            <text:p>*</text:p>
          </table:table-cell>
          <table:table-cell table:number-columns-repeated="2"/>
          <table:table-cell table:number-columns-repeated="2"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<text:s/>Балкон</text:p>
          </table:table-cell>
          <table:table-cell office:value-type="string">
            <text:p>list</text:p>
          </table:table-cell>
          <table:table-cell office:value-type="string">
            <text:p>Дополнительные</text:p>
          </table:table-cell>
          <table:table-cell office:value-type="string">
            <text:p>Один балкон, Два балкона, Три балкона, Нет</text:p>
          </table:table-cell>
          <table:table-cell office:value-type="string">
            <text:p>Балкон</text:p>
          </table:table-cell>
          <table:table-cell office:value-type="string">
            <text:p>{"Два балкона":"Два балкона", ".*":"Один балкон"}</text:p>
          </table:table-cell>
          <table:table-cell/>
          <table:table-cell table:number-columns-repeated="2" office:value-type="string">
            <text:p>*</text:p>
          </table:table-cell>
          <table:table-cell table:number-columns-repeated="3"/>
          <table:table-cell table:number-columns-repeated="2"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<text:s/>Газ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4"/>
          <table:table-cell table:number-columns-repeated="3" office:value-type="string">
            <text:p><text:s/>*</text:p>
          </table:table-cell>
          <table:table-cell table:number-columns-repeated="5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Плита на кухне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3"/>
          <table:table-cell office:value-type="string">
            <text:p>Аренда</text:p>
          </table:table-cell>
          <table:table-cell office:value-type="string">
            <text:p>*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<text:s/>Холодильник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3"/>
          <table:table-cell office:value-type="string">
            <text:p>Аренда</text:p>
          </table:table-cell>
          <table:table-cell office:value-type="string">
            <text:p>*</text:p>
          </table:table-cell>
          <table:table-cell table:number-columns-repeated="4"/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<text:s/>Стиральная машина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3"/>
          <table:table-cell office:value-type="string">
            <text:p>Аренда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office:value-type="string">
            <text:p><text:s/>Охранная система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4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  <table:table-cell table:number-columns-repeated="4" office:value-type="string">
            <text:p>*</text:p>
          </table:table-cell>
        </table:table-row>
        <table:table-row table:style-name="ro1">
          <table:table-cell office:value-type="string">
            <text:p><text:s/>Сад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6"/>
          <table:table-cell table:number-columns-repeated="3" office:value-type="string">
            <text:p>*</text:p>
          </table:table-cell>
          <table:table-cell table:number-columns-repeated="4"/>
        </table:table-row>
        <table:table-row table:style-name="ro1">
          <table:table-cell office:value-type="string">
            <text:p><text:s/>Колодец, скважина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6"/>
          <table:table-cell table:number-columns-repeated="3" office:value-type="string">
            <text:p>*</text:p>
          </table:table-cell>
          <table:table-cell table:number-columns-repeated="4"/>
        </table:table-row>
        <table:table-row table:style-name="ro1">
          <table:table-cell office:value-type="string">
            <text:p><text:s/>Наличие электричества (220 В, 380 В)</text:p>
          </table:table-cell>
          <table:table-cell office:value-type="string">
            <text:p><text:s/>bool</text:p>
          </table:table-cell>
          <table:table-cell office:value-type="string">
            <text:p>Основные</text:p>
          </table:table-cell>
          <table:table-cell table:number-columns-repeated="6"/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office:value-type="string">
            <text:p><text:s/>*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/>Наличие интернета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Интернет</text:p>
          </table:table-cell>
          <table:table-cell table:number-columns-repeated="2"/>
          <table:table-cell office:value-type="string">
            <text:p><text:s/>*</text:p>
          </table:table-cell>
          <table:table-cell table:number-columns-repeated="2" office:value-type="string">
            <text:p>*</text:p>
          </table:table-cell>
          <table:table-cell table:number-columns-repeated="2"/>
          <table:table-cell table:number-columns-repeated="3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Наличие телефона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Городской телефон</text:p>
          </table:table-cell>
          <table:table-cell table:number-columns-repeated="2"/>
          <table:table-cell table:number-columns-repeated="3" office:value-type="string">
            <text:p>*</text:p>
          </table:table-cell>
          <table:table-cell table:number-columns-repeated="2"/>
          <table:table-cell table:number-columns-repeated="3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Асфальтированный подъезд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6"/>
          <table:table-cell table:number-columns-repeated="3" office:value-type="string">
            <text:p>*</text:p>
          </table:table-cell>
          <table:table-cell table:number-columns-repeated="4"/>
        </table:table-row>
        <table:table-row table:style-name="ro1">
          <table:table-cell office:value-type="string">
            <text:p><text:s/>Рядом лес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6"/>
          <table:table-cell table:number-columns-repeated="3" office:value-type="string">
            <text:p>*</text:p>
          </table:table-cell>
          <table:table-cell table:number-columns-repeated="4"/>
        </table:table-row>
        <table:table-row table:style-name="ro1">
          <table:table-cell office:value-type="string">
            <text:p><text:s/>Рядом река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6"/>
          <table:table-cell table:number-columns-repeated="3" office:value-type="string">
            <text:p>*</text:p>
          </table:table-cell>
          <table:table-cell table:number-columns-repeated="4"/>
        </table:table-row>
        <table:table-row table:style-name="ro1">
          <table:table-cell office:value-type="string">
            <text:p><text:s/>Возможность кредита</text:p>
          </table:table-cell>
          <table:table-cell office:value-type="string">
            <text:p><text:s/>bool</text:p>
          </table:table-cell>
          <table:table-cell office:value-type="string">
            <text:p>Оплата</text:p>
          </table:table-cell>
          <table:table-cell table:number-columns-repeated="4"/>
          <table:table-cell table:number-columns-repeated="4" office:value-type="string">
            <text:p>*</text:p>
          </table:table-cell>
          <table:table-cell/>
          <table:table-cell table:number-columns-repeated="4" office:value-type="string">
            <text:p>*</text:p>
          </table:table-cell>
        </table:table-row>
        <table:table-row table:style-name="ro1">
          <table:table-cell office:value-type="string">
            <text:p><text:s/>Является складским</text:p>
          </table:table-cell>
          <table:table-cell office:value-type="string">
            <text:p><text:s/>bool</text:p>
          </table:table-cell>
          <table:table-cell office:value-type="string">
            <text:p>Основные</text:p>
          </table:table-cell>
          <table:table-cell table:number-columns-repeated="10"/>
          <table:table-cell table:number-columns-repeated="2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Является офисным</text:p>
          </table:table-cell>
          <table:table-cell office:value-type="string">
            <text:p><text:s/>bool</text:p>
          </table:table-cell>
          <table:table-cell office:value-type="string">
            <text:p>Основные</text:p>
          </table:table-cell>
          <table:table-cell table:number-columns-repeated="10"/>
          <table:table-cell table:number-columns-repeated="2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Является производственным</text:p>
          </table:table-cell>
          <table:table-cell office:value-type="string">
            <text:p><text:s/>bool</text:p>
          </table:table-cell>
          <table:table-cell office:value-type="string">
            <text:p>Основные</text:p>
          </table:table-cell>
          <table:table-cell table:number-columns-repeated="10"/>
          <table:table-cell table:number-columns-repeated="2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Торговое</text:p>
          </table:table-cell>
          <table:table-cell office:value-type="string">
            <text:p><text:s/>bool</text:p>
          </table:table-cell>
          <table:table-cell office:value-type="string">
            <text:p>Основные</text:p>
          </table:table-cell>
          <table:table-cell table:number-columns-repeated="10"/>
          <table:table-cell table:number-columns-repeated="2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Под кафе</text:p>
          </table:table-cell>
          <table:table-cell office:value-type="string">
            <text:p><text:s/>bool</text:p>
          </table:table-cell>
          <table:table-cell office:value-type="string">
            <text:p>Основные</text:p>
          </table:table-cell>
          <table:table-cell table:number-columns-repeated="10"/>
          <table:table-cell table:number-columns-repeated="2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Отдельно стоящее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10"/>
          <table:table-cell table:number-columns-repeated="2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Санузел</text:p>
          </table:table-cell>
          <table:table-cell office:value-type="string">
            <text:p><text:s/>list</text:p>
          </table:table-cell>
          <table:table-cell office:value-type="string">
            <text:p>Дополнительные</text:p>
          </table:table-cell>
          <table:table-cell office:value-type="string">
            <text:p>Раздельный, Совмещенный, 2 и более, Отсутствует</text:p>
          </table:table-cell>
          <table:table-cell office:value-type="string">
            <text:p>Санузел</text:p>
          </table:table-cell>
          <table:table-cell office:value-type="string">
            <text:p>{"раздельный":"Раздельный","Совмещенный":"Совмещенный","совмещённый":"Совмещенный","2 и более":"2 и более"}</text:p>
          </table:table-cell>
          <table:table-cell/>
          <table:table-cell office:value-type="string">
            <text:p>*</text:p>
          </table:table-cell>
          <table:table-cell table:number-columns-repeated="8"/>
        </table:table-row>
        <table:table-row table:style-name="ro1">
          <table:table-cell office:value-type="string">
            <text:p><text:s/>Приватизированная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Приватизированная квартира</text:p>
          </table:table-cell>
          <table:table-cell/>
          <table:table-cell office:value-type="string">
            <text:p>Продажа</text:p>
          </table:table-cell>
          <table:table-cell table:number-columns-repeated="8" office:value-type="string">
            <text:p>*</text:p>
          </table:table-cell>
          <table:table-cell/>
        </table:table-row>
        <table:table-row table:style-name="ro1">
          <table:table-cell office:value-type="string">
            <text:p>Возможность скидки</text:p>
          </table:table-cell>
          <table:table-cell office:value-type="string">
            <text:p><text:s/>bool</text:p>
          </table:table-cell>
          <table:table-cell office:value-type="string">
            <text:p>Оплата</text:p>
          </table:table-cell>
          <table:table-cell table:number-columns-repeated="3"/>
          <table:table-cell office:value-type="string">
            <text:p>Продажа</text:p>
          </table:table-cell>
          <table:table-cell table:number-columns-repeated="3" office:value-type="string">
            <text:p>*</text:p>
          </table:table-cell>
          <table:table-cell table:number-columns-repeated="6"/>
        </table:table-row>
        <table:table-row table:style-name="ro1">
          <table:table-cell office:value-type="string">
            <text:p><text:s/>Газ. Котел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6"/>
          <table:table-cell office:value-type="string">
            <text:p>*</text:p>
          </table:table-cell>
          <table:table-cell table:number-columns-repeated="3"/>
          <table:table-cell table:number-columns-repeated="2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Погреб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office:value-type="string">
            <text:p><text:s/>Автоматические ворота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office:value-type="string">
            <text:p><text:s/>Вместимость в машинах</text:p>
          </table:table-cell>
          <table:table-cell office:value-type="string">
            <text:p><text:s/>list</text:p>
          </table:table-cell>
          <table:table-cell office:value-type="string">
            <text:p>Основные</text:p>
          </table:table-cell>
          <table:table-cell office:value-type="string">
            <text:p>1,2,3,4,5 и более</text:p>
          </table:table-cell>
          <table:table-cell table:number-columns-repeated="11"/>
          <table:table-cell office:value-type="string">
            <text:p>+</text:p>
          </table:table-cell>
        </table:table-row>
        <table:table-row table:style-name="ro1">
          <table:table-cell office:value-type="string">
            <text:p><text:s/>Тип гаража</text:p>
          </table:table-cell>
          <table:table-cell office:value-type="string">
            <text:p><text:s/>list</text:p>
          </table:table-cell>
          <table:table-cell office:value-type="string">
            <text:p>Основные</text:p>
          </table:table-cell>
          <table:table-cell office:value-type="string">
            <text:p>Металлический, Капитальный, Ракушка </text:p>
          </table:table-cell>
          <table:table-cell table:number-columns-repeated="11"/>
          <table:table-cell office:value-type="string">
            <text:p>+</text:p>
          </table:table-cell>
        </table:table-row>
        <table:table-row table:style-name="ro1">
          <table:table-cell office:value-type="string">
            <text:p><text:s/>Смотровая яма</text:p>
          </table:table-cell>
          <table:table-cell office:value-type="string">
            <text:p><text:s/>bool</text:p>
          </table:table-cell>
          <table:table-cell office:value-type="string">
            <text:p>Основные</text:p>
          </table:table-cell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office:value-type="string">
            <text:p><text:s/>Оштукатурен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office:value-type="string">
            <text:p><text:s/>Деревянный пол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office:value-type="string">
            <text:p><text:s/>Высокие ворота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12"/>
          <table:table-cell office:value-type="string">
            <text:p><text:s/>*</text:p>
          </table:table-cell>
        </table:table-row>
        <table:table-row table:style-name="ro1">
          <table:table-cell office:value-type="string">
            <text:p><text:s/>Стеллажи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12"/>
          <table:table-cell office:value-type="string">
            <text:p><text:s/>*</text:p>
          </table:table-cell>
        </table:table-row>
        <table:table-row table:style-name="ro1">
          <table:table-cell office:value-type="string">
            <text:p><text:s/>Отопление</text:p>
          </table:table-cell>
          <table:table-cell office:value-type="string">
            <text:p><text:s/>bool</text:p>
          </table:table-cell>
          <table:table-cell office:value-type="string">
            <text:p>Дополнительные</text:p>
          </table:table-cell>
          <table:table-cell table:number-columns-repeated="12"/>
          <table:table-cell office:value-type="string">
            <text:p><text:s/>+</text:p>
          </table:table-cell>
        </table:table-row>
        <table:table-row table:style-name="ro1">
          <table:table-cell office:value-type="string">
            <text:p><text:s/>Год постройки</text:p>
          </table:table-cell>
          <table:table-cell office:value-type="string">
            <text:p>int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Год постройки дома</text:p>
          </table:table-cell>
          <table:table-cell table:number-columns-repeated="2"/>
          <table:table-cell office:value-type="string">
            <text:p><text:s/>*</text:p>
          </table:table-cell>
          <table:table-cell table:number-columns-repeated="3" office:value-type="string">
            <text:p>*</text:p>
          </table:table-cell>
          <table:table-cell table:number-columns-repeated="3"/>
          <table:table-cell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Высота потолков</text:p>
          </table:table-cell>
          <table:table-cell office:value-type="string">
            <text:p>decimal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Высота потолков</text:p>
          </table:table-cell>
          <table:table-cell table:number-columns-repeated="2"/>
          <table:table-cell office:value-type="string">
            <text:p><text:s/>*</text:p>
          </table:table-cell>
          <table:table-cell office:value-type="string">
            <text:p>*</text:p>
          </table:table-cell>
          <table:table-cell office:value-type="string">
            <text:p><text:s/>*</text:p>
          </table:table-cell>
          <table:table-cell table:number-columns-repeated="2"/>
          <table:table-cell office:value-type="string">
            <text:p><text:s/>*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1">
          <table:table-cell office:value-type="string">
            <text:p><text:s/>Планировка комнат</text:p>
          </table:table-cell>
          <table:table-cell office:value-type="string">
            <text:p>list</text:p>
          </table:table-cell>
          <table:table-cell office:value-type="string">
            <text:p>Дополнительные</text:p>
          </table:table-cell>
          <table:table-cell office:value-type="string">
            <text:p>Изолированные, Проходные</text:p>
          </table:table-cell>
          <table:table-cell table:number-columns-repeated="12"/>
        </table:table-row>
        <table:table-row table:style-name="ro1">
          <table:table-cell office:value-type="string">
            <text:p><text:s/>Наличие <text:s/>домофона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 table:number-columns-repeated="13"/>
        </table:table-row>
        <table:table-row table:style-name="ro1">
          <table:table-cell office:value-type="string">
            <text:p><text:s/>Наличие автостоянки поблизости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 table:number-columns-repeated="13"/>
        </table:table-row>
        <table:table-row table:style-name="ro1">
          <table:table-cell office:value-type="string">
            <text:p><text:s/>Возможность проживания с животными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 table:number-columns-repeated="3"/>
          <table:table-cell office:value-type="string">
            <text:p>Аренда</text:p>
          </table:table-cell>
          <table:table-cell office:value-type="string">
            <text:p>*</text:p>
          </table:table-cell>
          <table:table-cell office:value-type="string">
            <text:p><text:s/>*</text:p>
          </table:table-cell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office:value-type="string">
            <text:p><text:s/>Возможность проживания с детьми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 table:number-columns-repeated="3"/>
          <table:table-cell office:value-type="string">
            <text:p>Аренда</text:p>
          </table:table-cell>
          <table:table-cell office:value-type="string">
            <text:p>*</text:p>
          </table:table-cell>
          <table:table-cell office:value-type="string">
            <text:p><text:s/>*</text:p>
          </table:table-cell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office:value-type="string">
            <text:p><text:s/>Наличие канализации</text:p>
          </table:table-cell>
          <table:table-cell office:value-type="string">
            <text:p>list</text:p>
          </table:table-cell>
          <table:table-cell office:value-type="string">
            <text:p>Дополнительные</text:p>
          </table:table-cell>
          <table:table-cell office:value-type="string">
            <text:p>Центральная, Отдельная, Отсутствует</text:p>
          </table:table-cell>
          <table:table-cell table:number-columns-repeated="6"/>
          <table:table-cell office:value-type="string">
            <text:p>*</text:p>
          </table:table-cell>
          <table:table-cell office:value-type="string">
            <text:p><text:s/>*</text:p>
          </table:table-cell>
          <table:table-cell/>
          <table:table-cell table:number-columns-repeated="2" office:value-type="string">
            <text:p><text:s/>*</text:p>
          </table:table-cell>
          <table:table-cell/>
        </table:table-row>
        <table:table-row table:style-name="ro1">
          <table:table-cell office:value-type="string">
            <text:p><text:s/>Наличие остановки общественного транспорта поблизости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Как</text:p>
          </table:table-cell>
          <table:table-cell table:number-columns-repeated="2"/>
          <table:table-cell table:number-columns-repeated="3" office:value-type="string">
            <text:p><text:s/>*</text:p>
          </table:table-cell>
          <table:table-cell table:number-columns-repeated="6"/>
        </table:table-row>
        <table:table-row table:style-name="ro1">
          <table:table-cell office:value-type="string">
            <text:p><text:s/>Наличие вентиляции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 table:number-columns-repeated="10"/>
          <table:table-cell table:number-columns-repeated="2" office:value-type="string">
            <text:p>*</text:p>
          </table:table-cell>
          <table:table-cell office:value-type="string">
            <text:p><text:s/>*</text:p>
          </table:table-cell>
        </table:table-row>
        <table:table-row table:style-name="ro1">
          <table:table-cell office:value-type="string">
            <text:p><text:s/>Наличие холодильных камер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 table:number-columns-repeated="10"/>
          <table:table-cell office:value-type="string">
            <text:p><text:s/>*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Вход </text:p>
          </table:table-cell>
          <table:table-cell office:value-type="string">
            <text:p>list</text:p>
          </table:table-cell>
          <table:table-cell office:value-type="string">
            <text:p>Дополнительные</text:p>
          </table:table-cell>
          <table:table-cell office:value-type="string">
            <text:p>Отдельный, Совмещенный</text:p>
          </table:table-cell>
          <table:table-cell table:number-columns-repeated="4"/>
          <table:table-cell table:number-columns-repeated="2" office:value-type="string">
            <text:p><text:s/>*</text:p>
          </table:table-cell>
          <table:table-cell table:number-columns-repeated="3"/>
          <table:table-cell office:value-type="string">
            <text:p><text:s/>*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Наличие земельного участка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 table:number-columns-repeated="6"/>
          <table:table-cell office:value-type="string">
            <text:p><text:s/>*</text:p>
          </table:table-cell>
          <table:table-cell table:number-columns-repeated="3"/>
          <table:table-cell office:value-type="string">
            <text:p><text:s/>*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Транспортное сообщение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 table:number-columns-repeated="7"/>
          <table:table-cell office:value-type="string">
            <text:p><text:s/>*</text:p>
          </table:table-cell>
          <table:table-cell table:number-columns-repeated="5"/>
        </table:table-row>
        <table:table-row table:style-name="ro1">
          <table:table-cell office:value-type="string">
            <text:p><text:s/>Наличие подсобных помещений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 table:number-columns-repeated="10"/>
          <table:table-cell table:number-columns-repeated="2" office:value-type="string">
            <text:p>*</text:p>
          </table:table-cell>
          <table:table-cell/>
        </table:table-row>
        <table:table-row table:style-name="ro1">
          <table:table-cell office:value-type="string">
            <text:p><text:s/>Наличие окон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 table:number-columns-repeated="10"/>
          <table:table-cell office:value-type="string">
            <text:p><text:s/>*</text:p>
          </table:table-cell>
          <table:table-cell table:number-columns-repeated="2"/>
        </table:table-row>
        <table:table-row table:style-name="ro1">
          <table:table-cell office:value-type="string">
            <text:p><text:s/>Возможность наружной рекламы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 table:number-columns-repeated="9"/>
          <table:table-cell office:value-type="string">
            <text:p><text:s/>*</text:p>
          </table:table-cell>
          <table:table-cell office:value-type="string">
            <text:p>*</text:p>
          </table:table-cell>
          <table:table-cell office:value-type="string">
            <text:p><text:s/>*</text:p>
          </table:table-cell>
          <table:table-cell/>
        </table:table-row>
        <table:table-row table:style-name="ro1">
          <table:table-cell office:value-type="string">
            <text:p><text:s/>Наличие лифта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Есть ли лифт</text:p>
          </table:table-cell>
          <table:table-cell table:number-columns-repeated="8"/>
          <table:table-cell table:number-columns-repeated="2" office:value-type="string">
            <text:p><text:s/>*</text:p>
          </table:table-cell>
          <table:table-cell/>
        </table:table-row>
        <table:table-row table:style-name="ro1">
          <table:table-cell office:value-type="string">
            <text:p>Тип аренды</text:p>
          </table:table-cell>
          <table:table-cell office:value-type="string">
            <text:p>list</text:p>
          </table:table-cell>
          <table:table-cell office:value-type="string">
            <text:p>Основные</text:p>
          </table:table-cell>
          <table:table-cell office:value-type="string">
            <text:p>Долгосрочная, Краткосрочная, Помесячная, Посуточная</text:p>
          </table:table-cell>
          <table:table-cell office:value-type="string">
            <text:p>Тип аренды</text:p>
          </table:table-cell>
          <table:table-cell office:value-type="string">
            <text:p>{"долгосрочная аренда":"Долгосрочная", "посуточная":"Посуточная"}</text:p>
          </table:table-cell>
          <table:table-cell office:value-type="string">
            <text:p>Аренда</text:p>
          </table:table-cell>
          <table:table-cell table:number-columns-repeated="9" office:value-type="string">
            <text:p>*</text:p>
          </table:table-cell>
        </table:table-row>
        <table:table-row table:style-name="ro1">
          <table:table-cell office:value-type="string">
            <text:p>Комнат сдается</text:p>
          </table:table-cell>
          <table:table-cell office:value-type="string">
            <text:p>list</text:p>
          </table:table-cell>
          <table:table-cell office:value-type="string">
            <text:p>Дополнительные</text:p>
          </table:table-cell>
          <table:table-cell office:value-type="string">
            <text:p>1,2,3,4,5,6 и более</text:p>
          </table:table-cell>
          <table:table-cell office:value-type="string">
            <text:p>Комнат сдаётся</text:p>
          </table:table-cell>
          <table:table-cell office:value-type="string">
            <text:p>{"1":"1","2":"2","3":"3","4":"4","5":"5","6":"6 и более","\d+":"6 и более"}</text:p>
          </table:table-cell>
          <table:table-cell office:value-type="string">
            <text:p>Аренда</text:p>
          </table:table-cell>
          <table:table-cell table:number-columns-repeated="9"/>
        </table:table-row>
        <table:table-row table:style-name="ro1">
          <table:table-cell office:value-type="string">
            <text:p>Количество соседей</text:p>
          </table:table-cell>
          <table:table-cell office:value-type="string">
            <text:p>int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Количество соседей</text:p>
          </table:table-cell>
          <table:table-cell/>
          <table:table-cell office:value-type="string">
            <text:p>Аренда</text:p>
          </table:table-cell>
          <table:table-cell table:number-columns-repeated="2" office:value-type="string">
            <text:p>*</text:p>
          </table:table-cell>
          <table:table-cell table:number-columns-repeated="7"/>
        </table:table-row>
        <table:table-row table:style-name="ro1">
          <table:table-cell office:value-type="string">
            <text:p>До остановки, минут</text:p>
          </table:table-cell>
          <table:table-cell office:value-type="string">
            <text:p>int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До метро, минут</text:p>
          </table:table-cell>
          <table:table-cell table:number-columns-repeated="2"/>
          <table:table-cell table:number-columns-repeated="9" office:value-type="string">
            <text:p>*</text:p>
          </table:table-cell>
        </table:table-row>
        <table:table-row table:style-name="ro1">
          <table:table-cell office:value-type="string">
            <text:p>Тип вентиляции</text:p>
          </table:table-cell>
          <table:table-cell office:value-type="string">
            <text:p>list</text:p>
          </table:table-cell>
          <table:table-cell office:value-type="string">
            <text:p>Дополнительные</text:p>
          </table:table-cell>
          <table:table-cell office:value-type="string">
            <text:p>{"обычная":}</text:p>
          </table:table-cell>
          <table:table-cell office:value-type="string">
            <text:p>Тип вентиляции</text:p>
          </table:table-cell>
          <table:table-cell table:number-columns-repeated="11"/>
        </table:table-row>
        <table:table-row table:style-name="ro1">
          <table:table-cell office:value-type="string">
            <text:p>Возможность ипотеки</text:p>
          </table:table-cell>
          <table:table-cell office:value-type="string">
            <text:p>bool</text:p>
          </table:table-cell>
          <table:table-cell office:value-type="string">
            <text:p>Оплата</text:p>
          </table:table-cell>
          <table:table-cell/>
          <table:table-cell office:value-type="string">
            <text:p>Возможна ипотека</text:p>
          </table:table-cell>
          <table:table-cell/>
          <table:table-cell office:value-type="string">
            <text:p>Продажа</text:p>
          </table:table-cell>
          <table:table-cell table:number-columns-repeated="5" office:value-type="string">
            <text:p>*</text:p>
          </table:table-cell>
          <table:table-cell table:number-columns-repeated="4"/>
        </table:table-row>
        <table:table-row table:style-name="ro1">
          <table:table-cell office:value-type="string">
            <text:p>Лет в собственности</text:p>
          </table:table-cell>
          <table:table-cell office:value-type="string">
            <text:p>int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Лет в собственности</text:p>
          </table:table-cell>
          <table:table-cell/>
          <table:table-cell office:value-type="string">
            <text:p>Продажа</text:p>
          </table:table-cell>
          <table:table-cell table:number-columns-repeated="5" office:value-type="string">
            <text:p>*</text:p>
          </table:table-cell>
          <table:table-cell table:number-columns-repeated="4"/>
        </table:table-row>
        <table:table-row table:style-name="ro1">
          <table:table-cell office:value-type="string">
            <text:p>Вид из окна</text:p>
          </table:table-cell>
          <table:table-cell office:value-type="string">
            <text:p>string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Вид из окна</text:p>
          </table:table-cell>
          <table:table-cell/>
          <table:table-cell office:value-type="string">
            <text:p>Продажа</text:p>
          </table:table-cell>
          <table:table-cell table:number-columns-repeated="5" office:value-type="string">
            <text:p>*</text:p>
          </table:table-cell>
          <table:table-cell table:number-columns-repeated="4"/>
        </table:table-row>
        <table:table-row table:style-name="ro1">
          <table:table-cell office:value-type="string">
            <text:p>Планируется снос</text:p>
          </table:table-cell>
          <table:table-cell office:value-type="string">
            <text:p>bool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Планируется снос</text:p>
          </table:table-cell>
          <table:table-cell/>
          <table:table-cell office:value-type="string">
            <text:p>Продажа</text:p>
          </table:table-cell>
          <table:table-cell table:number-columns-repeated="2" office:value-type="string">
            <text:p>*</text:p>
          </table:table-cell>
          <table:table-cell table:number-columns-repeated="7"/>
        </table:table-row>
        <table:table-row table:style-name="ro1">
          <table:table-cell office:value-type="string">
            <text:p>Серия дома</text:p>
          </table:table-cell>
          <table:table-cell office:value-type="string">
            <text:p>string</text:p>
          </table:table-cell>
          <table:table-cell office:value-type="string">
            <text:p>Дополнительные</text:p>
          </table:table-cell>
          <table:table-cell/>
          <table:table-cell office:value-type="string">
            <text:p>Серия дома</text:p>
          </table:table-cell>
          <table:table-cell table:number-columns-repeated="2"/>
          <table:table-cell table:number-columns-repeated="3" office:value-type="string">
            <text:p>*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7">04/07/2009</text:date>, <text:time>01:2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Nick</dc:creator>
    <dc:date>2009-04-07T01:29:06</dc:date>
    <meta:editing-cycles>1</meta:editing-cycles>
    <meta:editing-duration>PT46S</meta:editing-duration>
    <meta:user-defined meta:name="Info 1"/>
    <meta:user-defined meta:name="Info 2"/>
    <meta:user-defined meta:name="Info 3"/>
    <meta:user-defined meta:name="Info 4"/>
    <meta:document-statistic meta:table-count="1" meta:cell-count="643"/>
  </office:meta>
</office:document-meta>
</file>